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936f" officeooo:paragraph-rsid="00109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documents are meant to be searched</text:p>
      <text:p text:style-name="P1">That’s about it.</text:p>
      <text:p text:style-name="P1">I just wanted to create another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42:53.827438176</meta:creation-date>
    <meta:generator>LibreOffice/5.4.5.1$Linux_X86_64 LibreOffice_project/40m0$Build-1</meta:generator>
    <dc:date>2018-03-07T23:47:47.352749994</dc:date>
    <dc:creator>Ben Burrill</dc:creator>
    <meta:editing-duration>PT4S</meta:editing-duration>
    <meta:editing-cycles>1</meta:editing-cycles>
    <meta:document-statistic meta:table-count="0" meta:image-count="0" meta:object-count="0" meta:page-count="1" meta:paragraph-count="3" meta:word-count="17" meta:character-count="97" meta:non-whitespace-character-count="83"/>
  </office:meta>
</office:document-meta>
</file>